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Data.FaultData( QName fault , OBase location ,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ultData.get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ta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ta.getFaul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ultData.FaultData( QName fault , Element faultMsg , OVarType faultVarType , OBase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ultData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ta.findLineNo( OBase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ultData.get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ta.getFaul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Data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